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4219b" officeooo:paragraph-rsid="0004219b"/>
    </style:style>
    <style:style style:name="P2" style:family="paragraph" style:parent-style-name="Text_20_body" style:list-style-name="L5"/>
    <style:style style:name="P3" style:family="paragraph" style:parent-style-name="Text_20_body">
      <loext:graphic-properties draw:fill="none"/>
      <style:paragraph-properties fo:margin-left="0cm" fo:margin-right="0cm" fo:margin-top="0.353cm" fo:margin-bottom="0.212cm" loext:contextual-spacing="false" fo:text-indent="0cm" style:auto-text-indent="false" fo:background-color="transparent"/>
      <style:text-properties officeooo:rsid="000dd342" officeooo:paragraph-rsid="000dd342"/>
    </style:style>
    <style:style style:name="P4" style:family="paragraph" style:parent-style-name="Text_20_body" style:list-style-name="L6">
      <loext:graphic-properties draw:fill="none"/>
      <style:paragraph-properties fo:margin-left="0cm" fo:margin-right="0cm" fo:margin-top="0.353cm" fo:margin-bottom="0.212cm" loext:contextual-spacing="false" fo:text-indent="0cm" style:auto-text-indent="false" fo:background-color="transparent"/>
      <style:text-properties officeooo:rsid="000dd342" officeooo:paragraph-rsid="000dd342"/>
    </style:style>
    <style:style style:name="P5" style:family="paragraph" style:parent-style-name="Text_20_body" style:list-style-name="L6">
      <loext:graphic-properties draw:fill="none"/>
      <style:paragraph-properties fo:margin-left="0cm" fo:margin-right="0cm" fo:margin-top="0.353cm" fo:margin-bottom="0.212cm" loext:contextual-spacing="false" fo:text-indent="0cm" style:auto-text-indent="false" fo:background-color="transparent"/>
      <style:text-properties officeooo:rsid="000e1f95" officeooo:paragraph-rsid="000e1f95"/>
    </style:style>
    <style:style style:name="P6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  <style:text-properties officeooo:paragraph-rsid="0004dbd6"/>
    </style:style>
    <style:style style:name="P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  <style:text-properties officeooo:rsid="000894fc" officeooo:paragraph-rsid="000dd342"/>
    </style:style>
    <style:style style:name="T1" style:family="text">
      <style:text-properties style:font-name="DejaVu Sans" fo:font-weight="normal" style:font-weight-asian="normal" style:font-weight-complex="normal"/>
    </style:style>
    <style:style style:name="T2" style:family="text">
      <style:text-properties style:font-name="DejaVu Sans" fo:font-weight="normal" officeooo:rsid="000944d8" style:font-weight-asian="normal" style:font-weight-complex="normal"/>
    </style:style>
    <style:style style:name="T3" style:family="text">
      <style:text-properties style:font-name="DejaVu Sans" fo:font-weight="normal" officeooo:rsid="000dd342" style:font-weight-asian="normal" style:font-weight-complex="normal"/>
    </style:style>
    <style:style style:name="T4" style:family="text">
      <style:text-properties style:font-name="DejaVu Sans" fo:font-weight="normal" officeooo:rsid="000e1f95" style:font-weight-asian="normal" style:font-weight-complex="normal"/>
    </style:style>
    <style:style style:name="T5" style:family="text">
      <style:text-properties officeooo:rsid="000dd342"/>
    </style:style>
    <style:style style:name="T6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DejaVu Serif" fo:font-weight="normal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актика <text:span text:style-name="T5">3</text:span></text:p>
      <text:h text:style-name="P6" text:outline-level="2"><text:span text:style-name="T1">Задание 1 </text:span><text:span text:style-name="T2">—</text:span><text:span text:style-name="T1"> </text:span><text:span text:style-name="T3">массивы и объекты</text:span></text:h>
      <text:p text:style-name="P3"><text:span text:style-name="T1">В файле </text:span><text:span text:style-name="T6">data.js</text:span><text:span text:style-name="T1">, в переменной </text:span><text:span text:style-name="T6">data</text:span><text:span text:style-name="T1"> содержится массив объектов — сведения о студентах. Подключить этот файл и вывести в окно браузера следующие данные:</text:span></text:p>
      <text:list xml:id="list2207813254323914778" text:style-name="L5">
        <text:list-item>
          <text:p text:style-name="P2">количество студентов в списке;</text:p>
        </text:list-item>
        <text:list-item>
          <text:p text:style-name="P2">число групп;</text:p>
        </text:list-item>
        <text:list-item>
          <text:p text:style-name="P2">число женщин и число мужчин в списке;</text:p>
        </text:list-item>
        <text:list-item>
          <text:p text:style-name="P2">средний возраст студентов, возраст и фамилию самого молодого, возраст и фамилию самого старого студента;</text:p>
        </text:list-item>
        <text:list-item>
          <text:p text:style-name="P2">список групп с указанием числа студентов в каждой группе, среднего возраста, числа мужчин и числа женщин.</text:p>
        </text:list-item>
        <text:list-item>
          <text:p text:style-name="P2">среднее число студентов в группе, с округлением до целых;</text:p>
        </text:list-item>
        <text:list-item>
          <text:p text:style-name="P2">список студентов, упорядоченный по алфавиту по фамилии, а при одинаковых фамилиях — по имени.</text:p>
        </text:list-item>
      </text:list>
      <text:h text:style-name="P7" text:outline-level="2"><text:span text:style-name="T1">Задание </text:span><text:span text:style-name="T3">2</text:span><text:span text:style-name="T1"> </text:span><text:span text:style-name="T2">—</text:span><text:span text:style-name="T1"> </text:span><text:span text:style-name="T3">работа с объектами браузера</text:span></text:h>
      <text:list xml:id="list8741881482583630895" text:style-name="L6">
        <text:list-item>
          <text:p text:style-name="P4"><text:span text:style-name="T1">Список студентов из задания 1g оформить в виде таблицы со столбцами </text:span><text:span text:style-name="Variable"><text:span text:style-name="T7">фамилия, имя, группа, возраст, пол</text:span></text:span><text:span text:style-name="T1">. В столбце «</text:span><text:span text:style-name="T6">пол</text:span><text:span text:style-name="T1">» выводить «</text:span><text:span text:style-name="Variable"><text:span text:style-name="T1">м</text:span></text:span><text:span text:style-name="T1">» или «</text:span><text:span text:style-name="T6">ж</text:span><text:span text:style-name="T1">». При клике по заголовку столбца таблица должна сортироваться по этому столбцу. Повторный клик по заголовку этого столбца сортирует таблицу в обратном порядке.</text:span></text:p>
        </text:list-item>
        <text:list-item>
          <text:p text:style-name="P5"><text:span text:style-name="T1">Над списком студентов из задания 2a сделать список групп. При клике на группу к списку студентов применяется фильтр: отображаются студенты только этой группы. Также должна быть ссылка «все», которая отменяет фильтр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DejaVu Sans" fo:font-family="'DejaVu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style:font-name="DejaVu Sans" fo:font-family="'DejaVu Sans'" style:font-family-generic="swiss" style:font-pitch="variable" fo:font-size="115%" fo:font-weight="normal" style:font-size-asian="115%" style:font-weight-asian="normal" style:font-size-complex="115%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имофей  Гурьев</meta:initial-creator>
    <meta:creation-date>2016-11-15T00:09:03.033951767</meta:creation-date>
    <dc:date>2016-11-29T23:37:16.683803300</dc:date>
    <dc:creator>Тимофей  Гурьев</dc:creator>
    <meta:editing-duration>PT1H28M11S</meta:editing-duration>
    <meta:editing-cycles>8</meta:editing-cycles>
    <meta:generator>LibreOffice/5.0.3.2$Linux_X86_64 LibreOffice_project/00m0$Build-2</meta:generator>
    <meta:document-statistic meta:table-count="0" meta:image-count="0" meta:object-count="0" meta:page-count="1" meta:paragraph-count="13" meta:word-count="185" meta:character-count="1198" meta:non-whitespace-character-count="1031"/>
  </office:meta>
</office:document-meta>
</file>